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000000096A7F07F4F19B848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fo:font-weight="bold" officeooo:rsid="00065dc5" officeooo:paragraph-rsid="00065dc5" style:font-size-asian="40pt" style:font-weight-asian="bold" style:font-size-complex="4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5293" style:font-name="Tahoma" fo:font-size="40pt" fo:font-weight="bold" officeooo:rsid="00065dc5" officeooo:paragraph-rsid="00065dc5" style:font-size-asian="40pt" style:language-asian="nl" style:country-asian="BE" style:font-weight-asian="bold" style:font-name-complex="Tahoma1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5293" style:font-name="Tahoma" fo:font-size="40pt" fo:font-weight="bold" officeooo:rsid="00065dc5" officeooo:paragraph-rsid="0006d50e" style:font-size-asian="40pt" style:language-asian="nl" style:country-asian="BE" style:font-weight-asian="bold" style:font-name-complex="Tahoma1" style:font-size-complex="4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3.0161in" svg:y="0in" svg:width="3.5in" svg:height="1.5626in" draw:z-index="0"><draw:image xlink:href="Pictures/100000000000015000000096A7F07F4F19B848D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Embedded Programming </text:p>
      <text:p text:style-name="P3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 </meta:initial-creator>
    <meta:creation-date>2016-04-16T22:42:19.900822623</meta:creation-date>
    <dc:date>2020-09-20T23:07:44.485904460</dc:date>
    <meta:editing-duration>PT21M53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1" meta:paragraph-count="2" meta:word-count="2" meta:character-count="22" meta:non-whitespace-character-count="19"/>
  </office:meta>
</office:document-meta>
</file>